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ubtitle">
      <style:paragraph-properties fo:margin-left="5.08cm" fo:margin-right="0cm" fo:text-align="start" style:justify-single-word="false" fo:text-indent="0cm" style:auto-text-indent="false"/>
    </style:style>
    <style:style style:name="P6" style:family="paragraph" style:parent-style-name="Subtitle">
      <style:paragraph-properties fo:margin-left="6.35cm" fo:margin-right="0cm" fo:text-align="start" style:justify-single-word="false" fo:text-indent="0cm" style:auto-text-indent="false"/>
    </style:style>
    <style:style style:name="P7" style:family="paragraph" style:parent-style-name="Subtitle">
      <style:paragraph-properties fo:margin-left="3.81cm" fo:margin-right="0cm" fo:text-align="start" style:justify-single-word="false" fo:text-indent="0cm" style:auto-text-indent="false"/>
    </style:style>
    <style:style style:name="P8" style:family="paragraph" style:parent-style-name="Title">
      <style:paragraph-properties fo:break-before="page"/>
    </style:style>
    <style:style style:name="P9"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10" style:family="paragraph" style:parent-style-name="Standard">
      <style:text-properties officeooo:rsid="0011de98" officeooo:paragraph-rsid="0011de98"/>
    </style:style>
    <style:style style:name="P11" style:family="paragraph" style:parent-style-name="Standard">
      <style:text-properties officeooo:rsid="0012c3ad" officeooo:paragraph-rsid="0012c3ad"/>
    </style:style>
    <style:style style:name="P12" style:family="paragraph" style:parent-style-name="Standard">
      <style:text-properties officeooo:rsid="0015012b" officeooo:paragraph-rsid="0015012b"/>
    </style:style>
    <style:style style:name="P13" style:family="paragraph" style:parent-style-name="Standard">
      <style:text-properties officeooo:paragraph-rsid="001abc2f"/>
    </style:style>
    <style:style style:name="P14" style:family="paragraph" style:parent-style-name="Standard">
      <style:text-properties officeooo:rsid="001abc2f" officeooo:paragraph-rsid="001abc2f"/>
    </style:style>
    <style:style style:name="P15" style:family="paragraph" style:parent-style-name="Subtitle">
      <style:text-properties officeooo:paragraph-rsid="0011de98"/>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13a6a"/>
    </style:style>
    <style:style style:name="T7" style:family="text">
      <style:text-properties officeooo:rsid="0012c3ad"/>
    </style:style>
    <style:style style:name="T8" style:family="text">
      <style:text-properties officeooo:rsid="0013c8bd"/>
    </style:style>
    <style:style style:name="T9" style:family="text">
      <style:text-properties officeooo:rsid="00158c1c"/>
    </style:style>
    <style:style style:name="T10" style:family="text">
      <style:text-properties officeooo:rsid="0017046f"/>
    </style:style>
    <style:style style:name="T11" style:family="text">
      <style:text-properties officeooo:rsid="00184249"/>
    </style:style>
    <style:style style:name="T12" style:family="text">
      <style:text-properties officeooo:rsid="001867af"/>
    </style:style>
    <style:style style:name="T13" style:family="text">
      <style:text-properties officeooo:rsid="0019bd51"/>
    </style:style>
    <style:style style:name="T14" style:family="text">
      <style:text-properties officeooo:rsid="001abc2f"/>
    </style:style>
    <style:style style:name="T15" style:family="text">
      <style:text-properties officeooo:rsid="001bcb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Basic Reference</text:h>
      <text:p text:style-name="P2">At present this reference is for version 0.<text:span text:style-name="T6">4</text:span><text:span text:style-name="T15">2</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8">.</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5">Call print.message(“Hello”,42)</text:p>
      <text:p text:style-name="Standard"><text:tab/><text:tab/><text:tab/><text:tab/>….</text:p>
      <text:p text:style-name="P5">Proc print.message(msg$,n)</text:p>
      <text:p text:style-name="P6">Print msg$+“World <text:s/>x “+str$(n)</text:p>
      <text:p text:style-name="P5">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1">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Standard">Transfer execution to given line number. See GOSUB ; same comment.</text:p>
      <text:p text:style-name="Subtitle">Goto 666:rem “If you use Goto. You don’t need it”</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text:soft-page-break/>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Joyx()</text:p>
      <text:p text:style-name="Title">joyy()</text:p>
      <text:p text:style-name="Standard">Current x position of the joystick, which is a simple controller non analogue type (or also the keyboard), returns -1 0 or 1</text:p>
      <text:p text:style-name="Subtitle">Joyy()</text:p>
      <text:p text:style-name="Title">left$()</text:p>
      <text:p text:style-name="Standard">Returns several characters from a string counting from the left</text:p>
      <text:p text:style-name="Subtitle">Left$(a$,4)</text:p>
      <text:p text:style-name="Title"><text:soft-page-break/>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Converts the string to lower case.</text:p>
      <text:p text:style-name="Subtitle">Lower$(“Hello, world !”)</text:p>
      <text:p text:style-name="Title"><text:soft-page-break/>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P13"><text:soft-page-break/>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4">It might seem to (the emulator currently works like this, if you type in palette 0,0,1 the background goes red, but it doesn’t work in the ESP32</text:span>. </text:p>
      <text:p text:style-name="P14">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13">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text:soft-page-break/>renumber</text:p>
      <text:p text:style-name="Standard">Renumbers the program. This is a very simple renumber that renumbers the current program in steps of 10 from 1000. This does <text:span text:style-name="T3">not</text:span> work with GOTO and GOSUB , and this is deliberate, and it will not change.</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7">repeat</text:p>
      <text:p text:style-name="P5">call drink.a.pint()</text:p>
      <text:p text:style-name="P7">until alcohol.in.blood &gt; 100</text:p>
      <text:p text:style-name="Title">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Saves to the local store. This can either be the current basic program which is the default when just a file name is given, or any area of memory, in which case there <text:soft-page-break/>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7">1,3 </text:span>e.g. <text:span text:style-name="T7">1</text:span> foreground/sprite plane and <text:span text:style-name="T7">3</text:span> text planes, which gives a <text:span text:style-name="T7">8</text:span>-colour text display (because 2^<text:span text:style-name="T7">3</text:span> = <text:span text:style-name="T7">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10">You can kill all sprites using CLS.</text:span></text:p>
      <text:p text:style-name="Subtitle">Screen 0,4 <text:s text:c="4"/>screen 3,1</text:p>
      <text:p text:style-name="Title">sgn() sign()</text:p>
      <text:p text:style-name="Standard">Returns the sign of an integer, which is -1 0 or 1 depending on the value.</text:p>
      <text:p text:style-name="Subtitle">Sgn(42)</text:p>
      <text:p text:style-name="Title">sprite</text:p>
      <text:p text:style-name="P10"><text:soft-page-break/>The sprite command controls sprites. Which you probably guessed. </text:p>
      <text:p text:style-name="P10">The sprite load loads a sprite file produced by the sprite editor into the sprite image area, which supports up to 16 (at present) 16 x 16 graphic images. <text:span text:style-name="T7">This can be used seperately as BLIT uses the same data.</text:span></text:p>
      <text:p text:style-name="P11">The remaining sprites require a sprite plane – which is set up in SCREEN. If you <text:span text:style-name="T8">set the screen to 4,0 for some reason it will give an error. There are up to 16 (at present) independent sprites, each 16x16 pixels single colour. Each can be positioned on the screen, have their colour or graphic set, and be horizontally or vertically flipped, or both.</text:span></text:p>
      <text:p text:style-name="P12">The first parameter is the sprite number, which is 0-15. The remainder are commands followed by parameter(s). TO x,y sets the position, INK n sets the colour, DRAW n sets the colour and FLIP n sets the orientation (0 = normal,1 = vertical, 2 = horizontal, 3 = both). Sprites operate independently of the text screen and everything else – <text:span text:style-name="T9">if you break into a sprite program the sprites will still be there and you can edit under them, which is a bit surrealy. Commands can be changed – the second line below sets all four parameters in one go. </text:span><text:span text:style-name="T12">Ink 0 is not black but transparent, so if you </text:span><text:span text:style-name="T13">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15">sprite load “demo.spr” <text:s text:c="4"/>sprite 1 ink 2 <text:s text:c="4"/></text:p>
      <text:p text:style-name="P15">sprite 5 to 100,100 ink 3 flip 4 draw 7</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o.number() <text:tab/>val()</text:p>
      <text:p text:style-name="Standard">Converts a number to a string. There must be some number there e.g. “-42xxx” works and returns 42 but “xxx” returns an error. It’s a compatibility thing and I’ll probably replace it with something usable.</text:p>
      <text:p text:style-name="Subtitle"><text:soft-page-break/>Val(“42”)</text:p>
      <text:p text:style-name="Title">to.string$()<text:tab/>str$()</text:p>
      <text:p text:style-name="Standard">Converts a string to a number, in 16 bit signed decimal form.</text:p>
      <text:p text:style-name="Subtitle">Str$(42)</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7">While wife.very.cross</text:p>
      <text:p text:style-name="P5">Call buy.flowers()</text:p>
      <text:p text:style-name="P5"><text:bookmark-start text:name="_GoBack"/>Call<text:bookmark-end text:name="_GoBack"/> grovel()</text:p>
      <text:p text:style-name="P7">wend</text:p>
      <text:p text:style-name="Title">xor</text:p>
      <text:p text:style-name="Standard">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3</text:page-number></text:span><text:span text:style-name="MT1"><text:s/>of </text:span><text:span text:style-name="MT1"><text:page-count style:num-format="1">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3</meta:editing-cycles>
    <meta:creation-date>2020-03-22T12:54:00</meta:creation-date>
    <dc:date>2020-03-27T14:44:02.125476333</dc:date>
    <meta:editing-duration>PT29M</meta:editing-duration>
    <meta:generator>LibreOffice/6.4.2.2$Linux_X86_64 LibreOffice_project/40$Build-2</meta:generator>
    <meta:document-statistic meta:table-count="0" meta:image-count="0" meta:object-count="0" meta:page-count="13" meta:paragraph-count="277" meta:word-count="3040" meta:character-count="17129" meta:non-whitespace-character-count="142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